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NSimSun" svg:font-family="NSimSun" style:font-family-generic="modern" style:font-pitch="fixed"/>
    <style:font-face style:name="AngsanaUPC" svg:font-family="AngsanaUP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fo:background-color="#ffffff">
        <style:background-image/>
      </style:paragraph-properties>
    </style:style>
    <style:style style:name="P2" style:family="paragraph" style:parent-style-name="Standard">
      <style:paragraph-properties fo:margin-top="0cm" fo:margin-bottom="0.499cm" fo:background-color="#ffffff">
        <style:background-image/>
      </style:paragraph-properties>
      <style:text-properties style:use-window-font-color="true" style:font-name="Courier New" fo:font-size="8pt" style:font-size-asian="8pt" style:font-size-complex="8pt"/>
    </style:style>
    <style:style style:name="P3" style:family="paragraph" style:parent-style-name="Preformatted_20_Text">
      <style:paragraph-properties fo:margin-top="0cm" fo:margin-bottom="0.499cm" fo:background-color="#ffffff">
        <style:background-image/>
      </style:paragraph-properties>
      <style:text-properties fo:color="#3333ff" style:font-name="Courier New" fo:font-size="9pt" fo:font-style="italic" style:font-size-asian="9pt" style:font-size-complex="9pt"/>
    </style:style>
    <style:style style:name="P4" style:family="paragraph" style:parent-style-name="Standard">
      <style:text-properties fo:background-color="#ffffff"/>
    </style:style>
    <style:style style:name="P5"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style:font-size-asian="8pt" style:font-size-complex="8pt"/>
    </style:style>
    <style:style style:name="P6"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background-color="#ffffff" style:font-size-asian="8pt" style:font-size-complex="8pt"/>
    </style:style>
    <style:style style:name="P7"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font-weight="bold" fo:background-color="#ffffff" style:font-size-asian="8pt" style:font-weight-asian="bold" style:font-size-complex="8pt" style:font-weight-complex="bold"/>
    </style:style>
    <style:style style:name="P8"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background-color="transparent" style:font-size-asian="8pt" style:font-size-complex="8pt"/>
    </style:style>
    <style:style style:name="P9"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9pt" fo:background-color="#ffffff" style:font-size-asian="8pt" style:font-size-complex="8pt"/>
    </style:style>
    <style:style style:name="P10"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9pt" fo:background-color="transparent" style:font-size-asian="8pt" style:font-size-complex="8pt"/>
    </style:style>
    <style:style style:name="P11"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9pt" fo:font-weight="bold" fo:background-color="transparent" style:font-weight-asian="bold" style:font-weight-complex="bold"/>
    </style:style>
    <style:style style:name="P12" style:family="paragraph" style:parent-style-name="Preformatted_20_Text">
      <style:paragraph-properties fo:margin-left="1.251cm" fo:margin-right="0cm" fo:margin-top="0cm" fo:margin-bottom="0.499cm" fo:text-indent="0cm" style:auto-text-indent="false" fo:background-color="transparent">
        <style:background-image/>
      </style:paragraph-properties>
      <style:text-properties style:use-window-font-color="true" style:font-name="Courier New" fo:font-size="8pt" fo:background-color="#ffffff" style:font-size-asian="8pt" style:font-size-complex="8pt"/>
    </style:style>
    <style:style style:name="P13"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font-style="italic" fo:background-color="#ffffff" style:font-size-asian="8pt" style:font-size-complex="8pt"/>
    </style:style>
    <style:style style:name="P14"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background-color="#ffffff" style:font-size-asian="8pt" style:font-size-complex="8pt"/>
    </style:style>
    <style:style style:name="P15"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font-weight="bold" fo:background-color="#ffffff" style:font-size-asian="8pt" style:font-weight-asian="bold" style:font-size-complex="8pt" style:font-weight-complex="bold"/>
    </style:style>
    <style:style style:name="P16"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font-weight="bold" fo:background-color="transparent" style:font-size-asian="8pt" style:font-weight-asian="bold" style:font-size-complex="8pt" style:font-weight-complex="bold"/>
    </style:style>
    <style:style style:name="P17" style:family="paragraph" style:parent-style-name="Standard">
      <style:paragraph-properties fo:background-color="#ffffff">
        <style:background-image/>
      </style:paragraph-properties>
      <style:text-properties fo:background-color="transparent"/>
    </style:style>
    <style:style style:name="P18" style:family="paragraph" style:parent-style-name="Preformatted_20_Text">
      <style:paragraph-properties fo:margin-left="2.501cm" fo:margin-right="0cm" fo:margin-top="0cm" fo:margin-bottom="0.499cm" fo:text-indent="0cm" style:auto-text-indent="false" fo:background-color="#ffffff">
        <style:background-image/>
      </style:paragraph-properties>
    </style:style>
    <style:style style:name="P19"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font-style="italic" fo:background-color="transparent" style:font-size-asian="8pt" style:font-style-asian="italic" style:font-size-complex="8pt" style:font-style-complex="italic"/>
    </style:style>
    <style:style style:name="P20"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font-style="italic" fo:background-color="transparent" style:font-size-asian="8pt" style:font-size-complex="8pt"/>
    </style:style>
    <style:style style:name="P21"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background-color="#ffffff" style:font-size-asian="8pt" style:font-size-complex="8pt"/>
    </style:style>
    <style:style style:name="P22"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style:font-size-asian="8pt" style:font-size-complex="8pt"/>
    </style:style>
    <style:style style:name="P23"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fo:color="#808080" style:font-name="Courier New" fo:font-size="8pt" fo:font-style="italic" style:font-size-asian="8pt" style:font-size-complex="8pt"/>
    </style:style>
    <style:style style:name="P24" style:family="paragraph" style:parent-style-name="Standard">
      <style:paragraph-properties fo:background-color="#ffffff">
        <style:background-image/>
      </style:paragraph-properties>
      <style:text-properties style:use-window-font-color="true" style:font-name="AngsanaUPC" fo:font-size="8pt" fo:font-weight="bold" fo:background-color="#ffffff"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text-properties fo:font-weight="bold" fo:background-color="#ffffff"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weight-asian="normal" style:font-weight-complex="normal"/>
    </style:style>
    <style:style style:name="T7" style:family="text">
      <style:text-properties fo:color="#000000" style:font-name="Courier New" fo:font-size="9pt"/>
    </style:style>
    <style:style style:name="T8" style:family="text">
      <style:text-properties fo:color="#000000" style:font-name="Courier New" fo:font-size="9pt" style:font-size-asian="9pt" style:font-size-complex="9pt"/>
    </style:style>
    <style:style style:name="T9" style:family="text">
      <style:text-properties fo:color="#000000" style:font-name="Times New Roman" fo:font-size="12pt" style:font-size-asian="12pt" style:font-size-complex="12pt"/>
    </style:style>
    <style:style style:name="T10" style:family="text">
      <style:text-properties style:use-window-font-color="true" style:font-name="Courier New" fo:font-size="8pt" style:font-size-asian="8pt" style:font-size-complex="8pt"/>
    </style:style>
    <style:style style:name="T11" style:family="text">
      <style:text-properties style:use-window-font-color="true" style:font-name="Courier New" fo:font-size="9pt" style:font-size-asian="9pt" style:font-size-complex="9pt"/>
    </style:style>
    <style:style style:name="T12" style:family="text">
      <style:text-properties fo:font-size="8pt" fo:font-style="italic" style:font-style-asian="italic" style:font-style-complex="italic"/>
    </style:style>
    <style:style style:name="T13" style:family="text">
      <style:text-properties fo:font-size="8pt" fo:font-style="italic" fo:font-weight="normal" style:font-style-asian="italic" style:font-weight-asian="normal" style:font-style-complex="italic" style:font-weight-complex="normal"/>
    </style:style>
    <style:style style:name="T14" style:family="text">
      <style:text-properties fo:font-size="8pt" fo:font-style="italic" style:font-size-asian="8pt" style:font-style-asian="italic" style:font-size-complex="8pt" style:font-style-complex="italic"/>
    </style:style>
    <style:style style:name="T15" style:family="text">
      <style:text-properties fo:font-size="8pt" style:font-size-asian="8pt" style:font-size-complex="8pt"/>
    </style:style>
    <style:style style:name="T16"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Getting Started with SC/DDS</text:h>
      <text:p text:style-name="Standard"/>
      <text:p text:style-name="Standard">The <text:span text:style-name="T5">Simple Cached Data Distribution Service </text:span>(SC/DDS) has been specifically designed to be very easy to use and requires minimal dependencies – the only run-time dependency is slf4j-api (although build-time also requires junit to run the tests).</text:p>
      <text:p text:style-name="Standard"/>
      <text:p text:style-name="Standard">The samples show how easy it is to create a publisher and a subscriber, but here are the steps required...</text:p>
      <text:p text:style-name="Standard"/>
      <text:p text:style-name="Standard">Firstly, an <text:span text:style-name="T1">sc/dds registry </text:span>must be running on a server somewhere on a known port. This is the only port that needs to be known in advance – all publishers automatically register themselves and all clients look up the server based on a cache-name; publishers publish a cache identified by a name and subscribers subscribe to a cache identified by name. Multiple registries can run to provide resilience, in which case the publisher and subscriber is passed a list of registry hosts and ports.</text:p>
      <text:p text:style-name="Standard">Also, multiple publishers can publish the same cache-name, e.g two publishers (running on different machines) could publish the “Orders” cache – this provides both resilience to failure and also load balancing – the registry will automatically load-balance requests for the location of the cache in this situation. (NB: for this to work both publishers need to publish the same data and run on machines of equivalent power and load, otherwise the publications from one would be out of step with the other).</text:p>
      <text:p text:style-name="Standard"/>
      <text:p text:style-name="Standard">The (unix) command to run a registry is...</text:p>
      <text:p text:style-name="Standard"/>
      <text:p text:style-name="P3">java -cp scdds-1.0.0.jar:slf4j-api-1.7.21.jar:slf4j-simple-1.7.21.jar <text:span text:style-name="T1">uk.co.octatec.scdds.net.registry.RegistryServer</text:span> &lt;port-number&gt;</text:p>
      <text:p text:style-name="P1">Once the registry is running, <text:span text:style-name="T1">the code to publish a cache is as follows</text:span>...</text:p>
      <text:p text:style-name="P12">List&lt;InetSocketAddress&gt; <text:span text:style-name="T1">registries</text:span>;<text:line-break/>// initialize the address of one or more registries</text:p>
      <text:p text:style-name="P6">String <text:s/><text:span text:style-name="T6">cacheName; // the name that identifies the cache</text:span></text:p>
      <text:p text:style-name="P6">PublishingCacheBuilder&lt;String,<text:span text:style-name="T5">ClassToBePublished</text:span>&gt; <text:span text:style-name="T1">builder = new<text:line-break/> <text:s text:c="38"/>PublishingCacheBuilder&lt;&gt;(registries);</text:span><text:line-break/>Cache&lt;String, <text:span text:style-name="T5">ClassToBePublished</text:span>&gt; <text:span text:style-name="T1">cache = builder.build(</text:span><text:span text:style-name="T4">cacheName</text:span><text:span text:style-name="T1">); </text:span></text:p>
      <text:p text:style-name="P6">// now just put entries in the cache</text:p>
      <text:p text:style-name="P7">cache.put(“some-key”, new <text:s/><text:span text:style-name="T5">ClassToBePublished() );</text:span></text:p>
      <text:p text:style-name="P1">That's all there is to the publisher, <text:span text:style-name="T1">the code to subscribe to a cache is as follows</text:span>...</text:p>
      <text:p text:style-name="P9"><text:span text:style-name="T12">List&lt;InetSocketAddress&gt; </text:span><text:span text:style-name="T12">registries;<text:line-break/>// initialize the address of one or more registries</text:span></text:p>
      <text:p text:style-name="P9"><text:span text:style-name="T12">String </text:span><text:span text:style-name="T13">cacheName; // the name that identifies the cache, <text:line-break/> <text:s text:c="17"/>// must match the cache-name being published </text:span></text:p>
      <text:p text:style-name="P6"><text:span text:style-name="T5">SubscriptionCacheBuilder&lt;String,ClassToBePublished&gt; </text:span><text:span text:style-name="T3">subscriber = new<text:line-break/> <text:s text:c="38"/>SubscriptionCacheBuilder&lt;&gt;(registries);</text:span></text:p>
      <text:p text:style-name="P14">ImmutableCache&lt;String,Data&gt; <text:span text:style-name="T1">cache = subscriber.subscribe(</text:span><text:span text:style-name="T3">cacheName</text:span><text:span text:style-name="T1">); </text:span></text:p>
      <text:p text:style-name="P13"/>
      <text:p text:style-name="P13">// add a listener - the listener will get an initial update and a stream of updates</text:p>
      <text:p text:style-name="P14"><text:s/></text:p>
      <text:p text:style-name="P15">CacheListener cacheListener = new CacheListener();</text:p>
      <text:p text:style-name="P5"><text:span text:style-name="T2">cache.addListener(cacheListener);</text:span><text:line-break/><text:soft-page-break/></text:p>
      <text:p text:style-name="Standard">And that's all there is to the subscriber. The subscribed cache will automatically fill up with data from the server. You will almost certainly want to add a listener to the cache; this can be done at any time and the listener will get an initial update indicating the current state of the cache and then a sequence of updates. Listeners can be added and removed as required.</text:p>
      <text:h text:style-name="Heading_20_3" text:outline-level="3">The type of objects that can be published</text:h>
      <text:p text:style-name="P4">There is a minor restriction on the type of objects that can be published. (By publishing we mean 'added to the cache'). Any Java class can be published, but it must implement the interface <text:span text:style-name="T7">ImmutableEntry. </text:span>This interface has no methods, its just a marker interface. It is not used internally, its only purpose is to document the fact that published objects must be treated as immutable by the publishing code, i.e. once an object is placed in the cache, it should not be changed - to update the values of an object associated with a key, a new object should be created and placed in the cache.</text:p>
      <text:p text:style-name="P4"/>
      <text:p text:style-name="P4">There is one more restriction that is active by default. In order for objects to be serialized across the network they should implement <text:span text:style-name="T7">Serializable(</text:span>and assign <text:span text:style-name="T7">serialVersionUID</text:span></text:p>
      <text:p text:style-name="P4">), <text:span text:style-name="T5">but this is only required if you use default serialization.</text:span> If you have high volume updates your application will benefit from using custom serialization, (see sample <text:span text:style-name="T7">ServerWithCustomSerializer</text:span></text:p>
      <text:p text:style-name="P4">). If custom serialization is used, the object does not need to implement <text:span text:style-name="T7">Serializable.</text:span></text:p>
      <text:p text:style-name="Standard"/>
      <text:h text:style-name="Heading_20_2" text:outline-level="2">Loading the cache with initial data</text:h>
      <text:p text:style-name="Standard"/>
      <text:p text:style-name="Standard">It may be that your cache needs to be loaded with data before publishing can begin. You could handle that just be creating your cache (as above), then filling it with data from somewhere. As an alternative to that, you can pass an instance of a <text:span text:style-name="T7">CacheLoader</text:span></text:p>
      <text:p text:style-name="Standard">interface to the <text:span text:style-name="T11">PublishingCacheBuilder</text:span><text:span text:style-name="T10"> </text:span>so that the cache is automatically <text:s/>loaded during the initialization process. This is entirely optional.</text:p>
      <text:p text:style-name="Standard"/>
      <text:h text:style-name="Heading_20_3" text:outline-level="3">Persisting data as it is placed in the cache</text:h>
      <text:p text:style-name="Standard"/>
      <text:p text:style-name="P4">It may be that you want to save the data placed in the cache to some persistent store. You could do this before publishing to the cache, or you could pass in an instance of an <text:span text:style-name="T7">EntryPersister</text:span></text:p>
      <text:p text:style-name="P4">interface to the <text:span text:style-name="T11">PublishingCacheBuilder</text:span><text:span text:style-name="T10"> </text:span>so that the entry is automatically stored before being published. This is entirely optional. You should make sure that the persistence mechanism you use is quick, otherwise it will slow down the publication of data. One option is to use the default <text:span text:style-name="T7">ObjectDataStore </text:span>based Persister (<text:span text:style-name="T8">ObjectDataStoreEntryPersister</text:span><text:span text:style-name="T7"> </text:span><text:span text:style-name="T9">or</text:span><text:span text:style-name="T7"> </text:span><text:span text:style-name="T8">KeyBasedEntryPersister</text:span>) which writes objects to a flat file. If you ultimately wanted the entries in a database, a separate process could read the <text:span text:style-name="T5">ObjectStore</text:span> and write the entries to a database</text:p>
      <text:p text:style-name="P4"/>
      <text:p text:style-name="P4">The sample <text:span text:style-name="T7">ServerWithPersistence </text:span>demonstrates cache loading and persisting using a <text:span text:style-name="T8">CacheLoaderPersisterFactory</text:span>.</text:p>
      <text:p text:style-name="P4"/>
      <text:p text:style-name="P17">There are 2 implementations of <text:span text:style-name="T7">EntryPersister </text:span>and <text:span text:style-name="T7">CacheLoader </text:span>available, accessed through the factories <text:span text:style-name="T7">ObjectStoreCacheLoaderPersisterFactory </text:span>and <text:span text:style-name="T7">KeyBasedCacheLoaderPersisterFactory</text:span></text:p>
      <text:p text:style-name="P17">The first creates stream of updates within a single file so that the history of updates is recorded. The 2<text:span text:style-name="T16">nd</text:span> just maintains a single file per key so that the current value is always available, but no history is saved. You are, of course, free to implement your own <text:span text:style-name="T7">CacheLoaderPersisterFactory</text:span></text:p>
      <text:p text:style-name="P17">and provide any specific behaviour you might need</text:p>
      <text:p text:style-name="P17"><text:soft-page-break/></text:p>
      <text:h text:style-name="Heading_20_2" text:outline-level="2">Subscribing without using a local copy of the cache</text:h>
      <text:p text:style-name="P17"/>
      <text:p text:style-name="Standard">In the subscription code example above, a local copy of the cache is maintained in the subscriber application and listeners can be added and removed to this local cache as required, and the cache can be queried for the most recent value at any point. However, it might be that for some applications a local copy of the cache is not needed. The following code fragment shows how to get a stream of updates without having a local copy of the cache. </text:p>
      <text:p text:style-name="P2"/>
      <text:p text:style-name="P19">List&lt;InetSocketAddress&gt; registries;<text:line-break/>// initialize the address of one or more registries</text:p>
      <text:p text:style-name="P10"><text:span text:style-name="T12">String </text:span><text:span text:style-name="T13">cacheName; // the name that identifies the remote cache, <text:line-break/> <text:s text:c="17"/>// it must match the cache-name being published </text:span></text:p>
      <text:p text:style-name="P8"><text:span text:style-name="T5">SubscriptionStreamBuilder&lt;String, Data&gt; </text:span><text:span text:style-name="T3">subscriber = <text:line-break/><text:tab/><text:tab/><text:tab/><text:tab/>new SubscriptionStreamBuilder&lt;&gt;(registries);</text:span></text:p>
      <text:p text:style-name="P16">DataListener dataListener = new DataListener();</text:p>
      <text:p text:style-name="P11"><text:span text:style-name="T15">subscriber.subscribe(</text:span><text:span text:style-name="T14">cacheName</text:span><text:span text:style-name="T15">, dataListener); </text:span></text:p>
      <text:p text:style-name="P20">// the listener will now get updates as soon as they are available</text:p>
      <text:p text:style-name="P23"/>
      <text:p text:style-name="P18"/>
      <text:p text:style-name="P2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NSimSun" svg:font-family="NSimSun" style:font-family-generic="modern" style:font-pitch="fixed"/>
    <style:font-face style:name="AngsanaUPC" svg:font-family="AngsanaUP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0T10:15:17.75</meta:creation-date>
    <dc:date>2016-07-11T08:45:54.68</dc:date>
    <meta:editing-duration>PT16H47M58S</meta:editing-duration>
    <meta:editing-cycles>11</meta:editing-cycles>
    <meta:generator>OpenOffice/4.0.1$Win32 OpenOffice.org_project/401m5$Build-9714</meta:generator>
    <meta:document-statistic meta:table-count="0" meta:image-count="0" meta:object-count="0" meta:page-count="3" meta:paragraph-count="46" meta:word-count="1054" meta:character-count="7037"/>
  </office:meta>
</office:document-meta>
</file>